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F0000022A0744D0A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813cm" svg:height="16.51cm" svg:x="3.747cm" svg:y="1.952cm">
          <draw:image xlink:href="Pictures/100000010000031F0000022A0744D0A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2T04:47:28.685929800</meta:creation-date>
    <meta:print-date>2025-11-12T04:48:30.461027900</meta:print-date>
    <dc:date>2025-11-12T04:48:33.708145400</dc:date>
    <meta:editing-duration>PT1M5S</meta:editing-duration>
    <meta:editing-cycles>1</meta:editing-cycles>
    <meta:document-statistic meta:object-count="1"/>
    <meta:generator>LibreOffice/25.8.2.2$Windows_X86_64 LibreOffice_project/d401f2107ccab8f924a8e2df40f573aab7605b6f</meta:generator>
  </office:meta>
</office:document-meta>
</file>